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ro4" style:family="table-row">
      <style:table-row-properties style:row-height="0.6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ext-properties fo:color="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2043in" svg:height="10.4441in" svg:x="8.1866in" svg:y="0.6075in">
            <draw:object draw:notify-on-update-of-ranges="Sheet1.D2:Sheet1.D20 Sheet1.E2:Sheet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ce1"/>
        <table:table-row table:style-name="ro1">
          <table:table-cell table:style-name="Default"/>
          <table:table-cell table:style-name="Default" office:value-type="string" calcext:value-type="string">
            <text:p>Total_BUSCO</text:p>
          </table:table-cell>
          <table:table-cell table:style-name="Default" office:value-type="string" calcext:value-type="string">
            <text:p>Found</text:p>
          </table:table-cell>
          <table:table-cell table:style-name="Default" office:value-type="string" calcext:value-type="string">
            <text:p>Percentage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ryptodifflugia operculata </text:p>
          </table:table-cell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table:formula="of:=([.C2]/[.B2])*100" office:value-type="float" office:value="81.9607843137255" calcext:value-type="float">
            <text:p>81.9607843137255</text:p>
          </table:table-cell>
          <table:table-cell table:formula="of:=100-[.D2]" office:value-type="float" office:value="18.0392156862745" calcext:value-type="float">
            <text:p>18.039215686274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yxidicula operculata</text:p>
          </table:table-cell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table:formula="of:=([.C3]/[.B3])*100" office:value-type="float" office:value="85.4901960784314" calcext:value-type="float">
            <text:p>85.4901960784314</text:p>
          </table:table-cell>
          <table:table-cell table:formula="of:=100-[.D3]" office:value-type="float" office:value="14.5098039215686" calcext:value-type="float">
            <text:p>14.5098039215686</text:p>
          </table:table-cell>
          <table:table-cell table:style-name="Default" table:number-columns-repeated="16379"/>
        </table:table-row>
        <table:table-row table:style-name="ro1">
          <table:table-cell table:style-name="Default" office:value-type="string" calcext:value-type="string">
            <text:p>Microchlamys patella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table:formula="of:=([.C4]/[.B4])*100" office:value-type="float" office:value="42.7450980392157" calcext:value-type="float">
            <text:p>42.7450980392157</text:p>
          </table:table-cell>
          <table:table-cell table:style-name="Default" table:formula="of:=100-[.D4]" office:value-type="float" office:value="57.2549019607843" calcext:value-type="float">
            <text:p>57.2549019607843</text:p>
          </table:table-cell>
        </table:table-row>
        <table:table-row table:style-name="ro1">
          <table:table-cell office:value-type="string" calcext:value-type="string">
            <text:p>Heleopera sphagni</text:p>
          </table:table-cell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table:formula="of:=([.C5]/[.B5])*100" office:value-type="float" office:value="66.6666666666667" calcext:value-type="float">
            <text:p>66.6666666666667</text:p>
          </table:table-cell>
          <table:table-cell table:formula="of:=100-[.D5]" office:value-type="float" office:value="33.3333333333333" calcext:value-type="float">
            <text:p>33.3333333333333</text:p>
          </table:table-cell>
          <table:table-cell table:style-name="Default" table:number-columns-repeated="16379"/>
        </table:table-row>
        <table:table-row table:style-name="ro1">
          <table:table-cell table:style-name="Default" office:value-type="string" calcext:value-type="string">
            <text:p>Heleopera sylvatica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table:formula="of:=([.C6]/[.B6])*100" office:value-type="float" office:value="49.0196078431373" calcext:value-type="float">
            <text:p>49.0196078431373</text:p>
          </table:table-cell>
          <table:table-cell table:style-name="Default" table:formula="of:=100-[.D6]" office:value-type="float" office:value="50.9803921568628" calcext:value-type="float">
            <text:p>50.98039215686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ebela tincta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formula="of:=([.C7]/[.B7])*100" office:value-type="float" office:value="49.8039215686275" calcext:value-type="float">
            <text:p>49.8039215686275</text:p>
          </table:table-cell>
          <table:table-cell table:formula="of:=100-[.D7]" office:value-type="float" office:value="50.1960784313726" calcext:value-type="float">
            <text:p>50.19607843137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yalosphenia papilio</text:p>
          </table:table-cell>
          <table:table-cell office:value-type="float" office:value="255" calcext:value-type="float">
            <text:p>255</text:p>
          </table:table-cell>
          <table:table-cell office:value-type="float" office:value="144" calcext:value-type="float">
            <text:p>144</text:p>
          </table:table-cell>
          <table:table-cell table:formula="of:=([.C8]/[.B8])*100" office:value-type="float" office:value="56.4705882352941" calcext:value-type="float">
            <text:p>56.4705882352941</text:p>
          </table:table-cell>
          <table:table-cell table:formula="of:=100-[.D8]" office:value-type="float" office:value="43.5294117647059" calcext:value-type="float">
            <text:p>43.5294117647059</text:p>
          </table:table-cell>
          <table:table-cell table:style-name="Default" table:number-columns-repeated="16379"/>
        </table:table-row>
        <table:table-row table:style-name="ro1">
          <table:table-cell table:style-name="Default" office:value-type="string" calcext:value-type="string">
            <text:p>Hyalosphenia elegans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table:formula="of:=([.C9]/[.B9])*100" office:value-type="float" office:value="10.5882352941176" calcext:value-type="float">
            <text:p>10.5882352941176</text:p>
          </table:table-cell>
          <table:table-cell table:style-name="Default" table:formula="of:=100-[.D9]" office:value-type="float" office:value="89.4117647058824" calcext:value-type="float">
            <text:p>89.4117647058824</text:p>
          </table:table-cell>
          <table:table-cell table:style-name="Default" table:number-columns-repeated="16379"/>
        </table:table-row>
        <table:table-row table:style-name="ro1">
          <table:table-cell table:style-name="Default" office:value-type="string" calcext:value-type="string">
            <text:p>Planocarina carinata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table:formula="of:=([.C10]/[.B10])*100" office:value-type="float" office:value="38.4313725490196" calcext:value-type="float">
            <text:p>38.4313725490196</text:p>
          </table:table-cell>
          <table:table-cell table:style-name="Default" table:formula="of:=100-[.D10]" office:value-type="float" office:value="61.5686274509804" calcext:value-type="float">
            <text:p>61.56862745098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entropyxis sp.</text:p>
          </table:table-cell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table:formula="of:=([.C11]/[.B11])*100" office:value-type="float" office:value="53.3333333333333" calcext:value-type="float">
            <text:p>53.3333333333333</text:p>
          </table:table-cell>
          <table:table-cell table:formula="of:=100-[.D11]" office:value-type="float" office:value="46.6666666666667" calcext:value-type="float">
            <text:p>46.6666666666667</text:p>
          </table:table-cell>
          <table:table-cell table:style-name="Default" table:number-columns-repeated="16379"/>
        </table:table-row>
        <table:table-row table:style-name="ro1">
          <table:table-cell table:style-name="Default" office:value-type="string" calcext:value-type="string">
            <text:p>Centropyxis aculeata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formula="of:=([.C12]/[.B12])*100" office:value-type="float" office:value="4.31372549019608" calcext:value-type="float">
            <text:p>4.31372549019608</text:p>
          </table:table-cell>
          <table:table-cell table:style-name="Default" table:formula="of:=100-[.D12]" office:value-type="float" office:value="95.6862745098039" calcext:value-type="float">
            <text:p>95.68627450980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entropyxis blatta</text:p>
          </table:table-cell>
          <table:table-cell office:value-type="float" office:value="255" calcext:value-type="float">
            <text:p>255</text:p>
          </table:table-cell>
          <table:table-cell office:value-type="float" office:value="177" calcext:value-type="float">
            <text:p>177</text:p>
          </table:table-cell>
          <table:table-cell table:formula="of:=([.C13]/[.B13])*100" office:value-type="float" office:value="69.4117647058824" calcext:value-type="float">
            <text:p>69.4117647058824</text:p>
          </table:table-cell>
          <table:table-cell table:formula="of:=100-[.D13]" office:value-type="float" office:value="30.5882352941177" calcext:value-type="float">
            <text:p>30.588235294117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fflugia bryophyla</text:p>
          </table:table-cell>
          <table:table-cell office:value-type="float" office:value="255" calcext:value-type="float">
            <text:p>255</text:p>
          </table:table-cell>
          <table:table-cell office:value-type="float" office:value="142" calcext:value-type="float">
            <text:p>142</text:p>
          </table:table-cell>
          <table:table-cell table:formula="of:=([.C14]/[.B14])*100" office:value-type="float" office:value="55.6862745098039" calcext:value-type="float">
            <text:p>55.6862745098039</text:p>
          </table:table-cell>
          <table:table-cell table:formula="of:=100-[.D14]" office:value-type="float" office:value="44.3137254901961" calcext:value-type="float">
            <text:p>44.313725490196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fflugia sp.</text:p>
          </table:table-cell>
          <table:table-cell office:value-type="float" office:value="255" calcext:value-type="float">
            <text:p>255</text:p>
          </table:table-cell>
          <table:table-cell office:value-type="float" office:value="222" calcext:value-type="float">
            <text:p>222</text:p>
          </table:table-cell>
          <table:table-cell table:formula="of:=([.C15]/[.B15])*100" office:value-type="float" office:value="87.0588235294118" calcext:value-type="float">
            <text:p>87.0588235294118</text:p>
          </table:table-cell>
          <table:table-cell table:formula="of:=100-[.D15]" office:value-type="float" office:value="12.9411764705882" calcext:value-type="float">
            <text:p>12.9411764705882</text:p>
          </table:table-cell>
          <table:table-cell table:style-name="Default" table:number-columns-repeated="16379"/>
        </table:table-row>
        <table:table-row table:style-name="ro1">
          <table:table-cell table:style-name="Default" office:value-type="string" calcext:value-type="string">
            <text:p>Lesquereusia mimetica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formula="of:=([.C16]/[.B16])*100" office:value-type="float" office:value="23.5294117647059" calcext:value-type="float">
            <text:p>23.5294117647059</text:p>
          </table:table-cell>
          <table:table-cell table:style-name="Default" table:formula="of:=100-[.D16]" office:value-type="float" office:value="76.4705882352941" calcext:value-type="float">
            <text:p>76.470588235294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fflugia compressa</text:p>
          </table:table-cell>
          <table:table-cell office:value-type="float" office:value="255" calcext:value-type="float">
            <text:p>255</text:p>
          </table:table-cell>
          <table:table-cell office:value-type="float" office:value="132" calcext:value-type="float">
            <text:p>132</text:p>
          </table:table-cell>
          <table:table-cell table:formula="of:=([.C17]/[.B17])*100" office:value-type="float" office:value="51.764705882353" calcext:value-type="float">
            <text:p>51.764705882353</text:p>
          </table:table-cell>
          <table:table-cell table:formula="of:=100-[.D17]" office:value-type="float" office:value="48.2352941176471" calcext:value-type="float">
            <text:p>48.235294117647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cella uspiensis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table:formula="of:=([.C18]/[.B18])*100" office:value-type="float" office:value="89.4117647058824" calcext:value-type="float">
            <text:p>89.4117647058824</text:p>
          </table:table-cell>
          <table:table-cell table:formula="of:=100-[.D18]" office:value-type="float" office:value="10.5882352941176" calcext:value-type="float">
            <text:p>10.5882352941176</text:p>
          </table:table-cell>
          <table:table-cell table:style-name="Default" table:number-columns-repeated="16379"/>
        </table:table-row>
        <table:table-row table:style-name="ro1">
          <table:table-cell table:style-name="Default" office:value-type="string" calcext:value-type="string">
            <text:p>Netzelia sp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table:formula="of:=([.C19]/[.B19])*100" office:value-type="float" office:value="44.7058823529412" calcext:value-type="float">
            <text:p>44.7058823529412</text:p>
          </table:table-cell>
          <table:table-cell table:style-name="Default" table:formula="of:=100-[.D19]" office:value-type="float" office:value="55.2941176470588" calcext:value-type="float">
            <text:p>55.294117647058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yclopyxis lobostoma</text:p>
          </table:table-cell>
          <table:table-cell office:value-type="float" office:value="255" calcext:value-type="float">
            <text:p>255</text:p>
          </table:table-cell>
          <table:table-cell office:value-type="float" office:value="134" calcext:value-type="float">
            <text:p>134</text:p>
          </table:table-cell>
          <table:table-cell table:formula="of:=([.C20]/[.B20])*100" office:value-type="float" office:value="52.5490196078431" calcext:value-type="float">
            <text:p>52.5490196078431</text:p>
          </table:table-cell>
          <table:table-cell table:formula="of:=100-[.D20]" office:value-type="float" office:value="47.4509803921569" calcext:value-type="float">
            <text:p>47.4509803921569</text:p>
          </table:table-cell>
          <table:table-cell table:style-name="Default" table:number-columns-repeated="16379"/>
        </table:table-row>
      </table:table>
      <table:table table:name="Sheet2" table:style-name="ta1">
        <table:table-column table:style-name="co1" table:number-columns-repeated="10" table:default-cell-style-name="ce3"/>
        <table:table-column table:style-name="co2" table:default-cell-style-name="ce4"/>
        <table:table-row table:style-name="ro2">
          <table:table-cell office:value-type="string" calcext:value-type="string">
            <text:p>Taxon</text:p>
          </table:table-cell>
          <table:table-cell office:value-type="string" calcext:value-type="string">
            <text:p>Arcellinida Lineage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Original environment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Sampling Metho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Illumina Platform</text:p>
          </table:table-cell>
          <table:table-cell table:style-name="Default" office:value-type="string" calcext:value-type="string">
            <text:p>Completeness BUSCO (%)</text:p>
          </table:table-cell>
        </table:table-row>
        <table:table-row table:style-name="ro3">
          <table:table-cell office:value-type="string" calcext:value-type="string">
            <text:p>Arcella uspiensis</text:p>
          </table:table-cell>
          <table:table-cell office:value-type="string" calcext:value-type="string">
            <text:p>Sphaerothec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n-made pond at IB-USP</text:p>
          </table:table-cell>
          <table:table-cell office:value-type="string" calcext:value-type="string">
            <text:p>Shallow pond</text:p>
          </table:table-cell>
          <table:table-cell office:value-type="string" calcext:value-type="string">
            <text:p>-23.566339, -46.730632</text:p>
          </table:table-cell>
          <table:table-cell office:value-type="string" calcext:value-type="string">
            <text:p>culture (&gt;5,000)</text:p>
          </table:table-cell>
          <table:table-cell office:value-type="string" calcext:value-type="string">
            <text:p>Index 1</text:p>
          </table:table-cell>
          <table:table-cell office:value-type="string" calcext:value-type="string">
            <text:p>Arcegibb</text:p>
          </table:table-cell>
          <table:table-cell office:value-type="string" calcext:value-type="string">
            <text:p>MiSeq V1 75PE</text:p>
          </table:table-cell>
          <table:table-cell table:style-name="Default" office:value-type="float" office:value="89.4117647058824" calcext:value-type="float">
            <text:p>89.4117647058824</text:p>
          </table:table-cell>
        </table:table-row>
        <table:table-row table:style-name="ro3">
          <table:table-cell office:value-type="string" calcext:value-type="string">
            <text:p>Cyclopyxis impressa</text:p>
          </table:table-cell>
          <table:table-cell office:value-type="string" calcext:value-type="string">
            <text:p>Sphaerothec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tlantic Rainforet reserve at USP</text:p>
          </table:table-cell>
          <table:table-cell office:value-type="string" calcext:value-type="string">
            <text:p>Small stream</text:p>
          </table:table-cell>
          <table:table-cell office:value-type="string" calcext:value-type="string">
            <text:p>-23.565708, -46.728689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3-S503</text:p>
          </table:table-cell>
          <table:table-cell office:value-type="string" calcext:value-type="string">
            <text:p>Cyclsp1</text:p>
          </table:table-cell>
          <table:table-cell office:value-type="string" calcext:value-type="string">
            <text:p>MiSeq V2 150PE</text:p>
          </table:table-cell>
          <table:table-cell table:style-name="Default" office:value-type="float" office:value="52.5490196078431" calcext:value-type="float">
            <text:p>52.5490196078431</text:p>
          </table:table-cell>
        </table:table-row>
        <table:table-row table:style-name="ro2">
          <table:table-cell office:value-type="string" calcext:value-type="string">
            <text:p>Netzelia sp.</text:p>
          </table:table-cell>
          <table:table-cell office:value-type="string" calcext:value-type="string">
            <text:p>Sphaerothec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cacu River, RJ</text:p>
          </table:table-cell>
          <table:table-cell office:value-type="string" calcext:value-type="string">
            <text:p>Small stream</text:p>
          </table:table-cell>
          <table:table-cell office:value-type="string" calcext:value-type="string">
            <text:p>-22.677778, -42.974444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2-S503</text:p>
          </table:table-cell>
          <table:table-cell office:value-type="string" calcext:value-type="string">
            <text:p>Netzovi</text:p>
          </table:table-cell>
          <table:table-cell office:value-type="string" calcext:value-type="string">
            <text:p>MiSeq V2 150PE</text:p>
          </table:table-cell>
          <table:table-cell office:value-type="float" office:value="44.7058823529412" calcext:value-type="float">
            <text:p>44.7058823529412</text:p>
          </table:table-cell>
        </table:table-row>
        <table:table-row table:style-name="ro4">
          <table:table-cell office:value-type="string" calcext:value-type="string">
            <text:p>Difflugia bryophila</text:p>
          </table:table-cell>
          <table:table-cell office:value-type="string" calcext:value-type="string">
            <text:p>Longithec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en at Tombigbee National Forest</text:p>
          </table:table-cell>
          <table:table-cell office:value-type="string" calcext:value-type="string">
            <text:p>Sphagnum mosses</text:p>
          </table:table-cell>
          <table:table-cell office:value-type="string" calcext:value-type="string">
            <text:p>33.254160, -89.089728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2-S503</text:p>
          </table:table-cell>
          <table:table-cell office:value-type="string" calcext:value-type="string">
            <text:p>Diffbry1</text:p>
          </table:table-cell>
          <table:table-cell office:value-type="string" calcext:value-type="string">
            <text:p>HiSeq 2000 100PE</text:p>
          </table:table-cell>
          <table:table-cell table:style-name="Default" office:value-type="float" office:value="55.6862745098039" calcext:value-type="float">
            <text:p>55.6862745098039</text:p>
          </table:table-cell>
        </table:table-row>
        <table:table-row table:style-name="ro4">
          <table:table-cell office:value-type="string" calcext:value-type="string">
            <text:p>Difflugia sp.</text:p>
          </table:table-cell>
          <table:table-cell office:value-type="string" calcext:value-type="string">
            <text:p>Longithec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aia Grande Stream, Mangaratiba, RJ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-22.930797, -43.970812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2-S502</text:p>
          </table:table-cell>
          <table:table-cell office:value-type="string" calcext:value-type="string">
            <text:p>DiffspD2</text:p>
          </table:table-cell>
          <table:table-cell office:value-type="string" calcext:value-type="string">
            <text:p>MiSeq V2 150PE</text:p>
          </table:table-cell>
          <table:table-cell table:style-name="Default" office:value-type="float" office:value="87.0588235294118" calcext:value-type="float">
            <text:p>87.0588235294118</text:p>
          </table:table-cell>
        </table:table-row>
        <table:table-row table:style-name="ro2">
          <table:table-cell office:value-type="string" calcext:value-type="string">
            <text:p>Lesqueresia mimetica</text:p>
          </table:table-cell>
          <table:table-cell office:value-type="string" calcext:value-type="string">
            <text:p>Longithec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cacu river, RJ</text:p>
          </table:table-cell>
          <table:table-cell office:value-type="string" calcext:value-type="string">
            <text:p>Small stream</text:p>
          </table:table-cell>
          <table:table-cell office:value-type="string" calcext:value-type="string">
            <text:p>-22692778, -43.030833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1-S501</text:p>
          </table:table-cell>
          <table:table-cell office:value-type="string" calcext:value-type="string">
            <text:p>LesqspL8</text:p>
          </table:table-cell>
          <table:table-cell office:value-type="string" calcext:value-type="string">
            <text:p>MiSeq V2 150PE</text:p>
          </table:table-cell>
          <table:table-cell office:value-type="float" office:value="23.5294117647059" calcext:value-type="float">
            <text:p>23.5294117647059</text:p>
          </table:table-cell>
        </table:table-row>
        <table:table-row table:style-name="ro3">
          <table:table-cell office:value-type="string" calcext:value-type="string">
            <text:p>Difflugia compressa</text:p>
          </table:table-cell>
          <table:table-cell office:value-type="string" calcext:value-type="string">
            <text:p>Longithec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tlantic Rainforet reserve at USP</text:p>
          </table:table-cell>
          <table:table-cell office:value-type="string" calcext:value-type="string">
            <text:p>Small stream</text:p>
          </table:table-cell>
          <table:table-cell office:value-type="string" calcext:value-type="string">
            <text:p>-23.565708 -46.728689</text:p>
          </table:table-cell>
          <table:table-cell office:value-type="string" calcext:value-type="string">
            <text:p>400 individuals</text:p>
          </table:table-cell>
          <table:table-cell office:value-type="string" calcext:value-type="string">
            <text:p>Index 4</text:p>
          </table:table-cell>
          <table:table-cell office:value-type="string" calcext:value-type="string">
            <text:p>DiffUSP</text:p>
          </table:table-cell>
          <table:table-cell office:value-type="string" calcext:value-type="string">
            <text:p>MiSeq V2 150PE</text:p>
          </table:table-cell>
          <table:table-cell table:style-name="Default" office:value-type="float" office:value="51.764705882353" calcext:value-type="float">
            <text:p>51.764705882353</text:p>
          </table:table-cell>
        </table:table-row>
        <table:table-row table:style-name="ro2">
          <table:table-cell office:value-type="string" calcext:value-type="string">
            <text:p>Centropyxis aculeata</text:p>
          </table:table-cell>
          <table:table-cell office:value-type="string" calcext:value-type="string">
            <text:p>Excentrostom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cacu River, RJ</text:p>
          </table:table-cell>
          <table:table-cell office:value-type="string" calcext:value-type="string">
            <text:p>Small stream</text:p>
          </table:table-cell>
          <table:table-cell office:value-type="string" calcext:value-type="string">
            <text:p>-22.677778, -42.974444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4-S504</text:p>
          </table:table-cell>
          <table:table-cell office:value-type="string" calcext:value-type="string">
            <text:p>CentspS2</text:p>
          </table:table-cell>
          <table:table-cell office:value-type="string" calcext:value-type="string">
            <text:p>MiSeq V3 150PE</text:p>
          </table:table-cell>
          <table:table-cell office:value-type="float" office:value="4.31372549019608" calcext:value-type="float">
            <text:p>4.31372549019608</text:p>
          </table:table-cell>
        </table:table-row>
        <table:table-row table:style-name="ro3">
          <table:table-cell office:value-type="string" calcext:value-type="string">
            <text:p>Centropyxis sp.</text:p>
          </table:table-cell>
          <table:table-cell office:value-type="string" calcext:value-type="string">
            <text:p>Excentrostom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oncrete wall in bus stop IB-USP</text:p>
          </table:table-cell>
          <table:table-cell office:value-type="string" calcext:value-type="string">
            <text:p>Dry green mosses</text:p>
          </table:table-cell>
          <table:table-cell office:value-type="string" calcext:value-type="string">
            <text:p>-23.566339, -46.730632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2-S504</text:p>
          </table:table-cell>
          <table:table-cell office:value-type="string" calcext:value-type="string">
            <text:p>CaerLAHR</text:p>
          </table:table-cell>
          <table:table-cell office:value-type="string" calcext:value-type="string">
            <text:p>MiSeq V3 300PE</text:p>
          </table:table-cell>
          <table:table-cell office:value-type="float" office:value="53.3333333333333" calcext:value-type="float">
            <text:p>53.3333333333333</text:p>
          </table:table-cell>
        </table:table-row>
        <table:table-row table:style-name="ro2">
          <table:table-cell office:value-type="string" calcext:value-type="string">
            <text:p>Planocarina carinata</text:p>
          </table:table-cell>
          <table:table-cell office:value-type="string" calcext:value-type="string">
            <text:p>Hyalospheniida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sne circuit pool 1</text:p>
          </table:table-cell>
          <table:table-cell office:value-type="string" calcext:value-type="string">
            <text:p>Sphagnum mosses</text:p>
          </table:table-cell>
          <table:table-cell office:value-type="string" calcext:value-type="string">
            <text:p>46.831247°N; 6.160270°E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5-S502</text:p>
          </table:table-cell>
          <table:table-cell office:value-type="string" calcext:value-type="string">
            <text:p>PcarLAHR</text:p>
          </table:table-cell>
          <table:table-cell office:value-type="string" calcext:value-type="string">
            <text:p>MiSeq V3 300PE</text:p>
          </table:table-cell>
          <table:table-cell office:value-type="float" office:value="38.4313725490196" calcext:value-type="float">
            <text:p>38.4313725490196</text:p>
          </table:table-cell>
        </table:table-row>
        <table:table-row table:style-name="ro2">
          <table:table-cell office:value-type="string" calcext:value-type="string">
            <text:p>Hyalosphenia elegans</text:p>
          </table:table-cell>
          <table:table-cell office:value-type="string" calcext:value-type="string">
            <text:p>Hyalospheniida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sne S. rubellum</text:p>
          </table:table-cell>
          <table:table-cell office:value-type="string" calcext:value-type="string">
            <text:p>Sphagnum mosses</text:p>
          </table:table-cell>
          <table:table-cell office:value-type="string" calcext:value-type="string">
            <text:p>46.831247°N; 6.160270°E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3-S501</text:p>
          </table:table-cell>
          <table:table-cell office:value-type="string" calcext:value-type="string">
            <text:p>HelLAHR</text:p>
          </table:table-cell>
          <table:table-cell office:value-type="string" calcext:value-type="string">
            <text:p>MiSeq V3 300PE</text:p>
          </table:table-cell>
          <table:table-cell office:value-type="float" office:value="10.5882352941176" calcext:value-type="float">
            <text:p>10.5882352941176</text:p>
          </table:table-cell>
        </table:table-row>
        <table:table-row table:style-name="ro2">
          <table:table-cell office:value-type="string" calcext:value-type="string">
            <text:p>Hyalosphenia papilio</text:p>
          </table:table-cell>
          <table:table-cell office:value-type="string" calcext:value-type="string">
            <text:p>Hyalospheniida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sne circuit pool 1</text:p>
          </table:table-cell>
          <table:table-cell office:value-type="string" calcext:value-type="string">
            <text:p>Sphagnum mosses</text:p>
          </table:table-cell>
          <table:table-cell office:value-type="string" calcext:value-type="string">
            <text:p>46.831247°N; 6.160270°E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1-S501</text:p>
          </table:table-cell>
          <table:table-cell office:value-type="string" calcext:value-type="string">
            <text:p>Hyalpapi</text:p>
          </table:table-cell>
          <table:table-cell office:value-type="string" calcext:value-type="string">
            <text:p>MiSeq V3 300PE</text:p>
          </table:table-cell>
          <table:table-cell table:style-name="ce5" office:value-type="float" office:value="56.4705882352941" calcext:value-type="float">
            <text:p>56.4705882352941</text:p>
          </table:table-cell>
        </table:table-row>
        <table:table-row table:style-name="ro4">
          <table:table-cell office:value-type="string" calcext:value-type="string">
            <text:p>Nebela tincta</text:p>
          </table:table-cell>
          <table:table-cell office:value-type="string" calcext:value-type="string">
            <text:p>Hyalospheniida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en at Tombigbee National Forest</text:p>
          </table:table-cell>
          <table:table-cell office:value-type="string" calcext:value-type="string">
            <text:p>Sphagnum mosses</text:p>
          </table:table-cell>
          <table:table-cell office:value-type="string" calcext:value-type="string">
            <text:p>33.254160 -89.089728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1-S503</text:p>
          </table:table-cell>
          <table:table-cell office:value-type="string" calcext:value-type="string">
            <text:p>Nebela0</text:p>
          </table:table-cell>
          <table:table-cell office:value-type="string" calcext:value-type="string">
            <text:p>HiSeq 2000 100PE</text:p>
          </table:table-cell>
          <table:table-cell office:value-type="float" office:value="49.8039215686275" calcext:value-type="float">
            <text:p>49.8039215686275</text:p>
          </table:table-cell>
        </table:table-row>
        <table:table-row table:style-name="ro3">
          <table:table-cell office:value-type="string" calcext:value-type="string">
            <text:p>Heleopera sylvatica</text:p>
          </table:table-cell>
          <table:table-cell office:value-type="string" calcext:value-type="string">
            <text:p>Volnustom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oncrete wall in bus stop IB-USP</text:p>
          </table:table-cell>
          <table:table-cell office:value-type="string" calcext:value-type="string">
            <text:p>Dry green mosses</text:p>
          </table:table-cell>
          <table:table-cell office:value-type="string" calcext:value-type="string">
            <text:p>-23.566339, -46.730632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1-S501</text:p>
          </table:table-cell>
          <table:table-cell office:value-type="string" calcext:value-type="string">
            <text:p>HsylLAHR</text:p>
          </table:table-cell>
          <table:table-cell office:value-type="string" calcext:value-type="string">
            <text:p>MiSeq V3 300PE</text:p>
          </table:table-cell>
          <table:table-cell office:value-type="float" office:value="49.0196078431373" calcext:value-type="float">
            <text:p>49.0196078431373</text:p>
          </table:table-cell>
        </table:table-row>
        <table:table-row table:style-name="ro2">
          <table:table-cell office:value-type="string" calcext:value-type="string">
            <text:p>Heleopera sphagni</text:p>
          </table:table-cell>
          <table:table-cell office:value-type="string" calcext:value-type="string">
            <text:p>Volnustom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sne circuit pool 1</text:p>
          </table:table-cell>
          <table:table-cell office:value-type="string" calcext:value-type="string">
            <text:p>Sphagnum mosses</text:p>
          </table:table-cell>
          <table:table-cell office:value-type="string" calcext:value-type="string">
            <text:p>46.831247°N; 6.160270°E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4-S503</text:p>
          </table:table-cell>
          <table:table-cell office:value-type="string" calcext:value-type="string">
            <text:p>Helespha</text:p>
          </table:table-cell>
          <table:table-cell office:value-type="string" calcext:value-type="string">
            <text:p>MiSeq V3 300PE</text:p>
          </table:table-cell>
          <table:table-cell table:style-name="ce5" office:value-type="float" office:value="66.6666666666667" calcext:value-type="float">
            <text:p>66.6666666666667</text:p>
          </table:table-cell>
        </table:table-row>
        <table:table-row table:style-name="ro3">
          <table:table-cell office:value-type="string" calcext:value-type="string">
            <text:p>Pyxidicula operculata</text:p>
          </table:table-cell>
          <table:table-cell office:value-type="string" calcext:value-type="string">
            <text:p>Organoconc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n-made pond at IB-USP</text:p>
          </table:table-cell>
          <table:table-cell office:value-type="string" calcext:value-type="string">
            <text:p>Shallow pond</text:p>
          </table:table-cell>
          <table:table-cell office:value-type="string" calcext:value-type="string">
            <text:p>-23.566339, -46.730632</text:p>
          </table:table-cell>
          <table:table-cell office:value-type="string" calcext:value-type="string">
            <text:p>culture (&gt;5,000)</text:p>
          </table:table-cell>
          <table:table-cell office:value-type="string" calcext:value-type="string">
            <text:p>Index 5</text:p>
          </table:table-cell>
          <table:table-cell office:value-type="string" calcext:value-type="string">
            <text:p>Pyxioper</text:p>
          </table:table-cell>
          <table:table-cell office:value-type="string" calcext:value-type="string">
            <text:p>MiSeq V3 150PE</text:p>
          </table:table-cell>
          <table:table-cell table:style-name="Default" office:value-type="float" office:value="85.4901960784314" calcext:value-type="float">
            <text:p>85.4901960784314</text:p>
          </table:table-cell>
        </table:table-row>
        <table:table-row table:style-name="ro4">
          <table:table-cell office:value-type="string" calcext:value-type="string">
            <text:p>Microchlamys patella</text:p>
          </table:table-cell>
          <table:table-cell office:value-type="string" calcext:value-type="string">
            <text:p>Organoconc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phagnum Tombigbee National Forest</text:p>
          </table:table-cell>
          <table:table-cell office:value-type="string" calcext:value-type="string">
            <text:p>Sphagnum mosses</text:p>
          </table:table-cell>
          <table:table-cell office:value-type="string" calcext:value-type="string">
            <text:p>33.254160 -89.089728</text:p>
          </table:table-cell>
          <table:table-cell office:value-type="string" calcext:value-type="string">
            <text:p>Single-cell</text:p>
          </table:table-cell>
          <table:table-cell office:value-type="string" calcext:value-type="string">
            <text:p>N705-S503</text:p>
          </table:table-cell>
          <table:table-cell office:value-type="string" calcext:value-type="string">
            <text:p>Michcl5</text:p>
          </table:table-cell>
          <table:table-cell office:value-type="string" calcext:value-type="string">
            <text:p>HiSeq 2000 100PE</text:p>
          </table:table-cell>
          <table:table-cell office:value-type="float" office:value="42.7450980392157" calcext:value-type="float">
            <text:p>42.7450980392157</text:p>
          </table:table-cell>
        </table:table-row>
        <table:table-row table:style-name="ro3">
          <table:table-cell office:value-type="string" calcext:value-type="string">
            <text:p>Cryptodifflugia operculata</text:p>
          </table:table-cell>
          <table:table-cell office:value-type="string" calcext:value-type="string">
            <text:p>Phryganell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olina Biological #131306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ulture (&gt;5,000)</text:p>
          </table:table-cell>
          <table:table-cell office:value-type="string" calcext:value-type="string">
            <text:p>A012</text:p>
          </table:table-cell>
          <table:table-cell office:value-type="string" calcext:value-type="string">
            <text:p>Cryoper</text:p>
          </table:table-cell>
          <table:table-cell office:value-type="string" calcext:value-type="string">
            <text:p>MiSeq V3 300PE</text:p>
          </table:table-cell>
          <table:table-cell table:style-name="Default" office:value-type="float" office:value="81.9607843137255" calcext:value-type="float">
            <text:p>81.9607843137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4:19:49.7561890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4:48:11.551296856</meta:creation-date>
    <dc:date>2024-03-03T14:27:58.191289463</dc:date>
    <meta:editing-duration>PT21H13M43S</meta:editing-duration>
    <meta:editing-cycles>8</meta:editing-cycles>
    <meta:generator>LibreOffice/7.6.0.3$MacOSX_X86_64 LibreOffice_project/69edd8b8ebc41d00b4de3915dc82f8f0fc3b6265</meta:generator>
    <meta:document-statistic meta:table-count="2" meta:cell-count="307" meta:object-count="1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4cm" svg:height="26.529cm" xlink:href=".." xlink:type="simple" chart:class="chart:bar" chart:style-name="ch1">
        <chart:plot-area chart:style-name="ch2" table:cell-range-address="Sheet1.D2:Sheet1.E20" svg:x="0.67cm" svg:y="0.53cm" svg:width="32.2cm" svg:height="25.469cm">
          <chart:coordinate-region svg:x="1.321cm" svg:y="0.53cm" svg:width="31.247cm" svg:height="24.819cm"/>
          <chart:axis chart:dimension="x" chart:name="primary-x" chart:style-name="ch3"/>
          <chart:axis chart:dimension="y" chart:name="primary-y" chart:style-name="ch4"/>
          <chart:series chart:style-name="ch5" chart:values-cell-range-address="Sheet1.D2:Sheet1.D20" chart:class="chart:bar">
            <chart:data-point chart:repeated="19"/>
          </chart:series>
          <chart:series chart:style-name="ch6" chart:values-cell-range-address="Sheet1.E2:Sheet1.E20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9607843137255">
                <text:p>81.9607843137255</text:p>
                <draw:g>
                  <svg:desc>Sheet1.D2:Sheet1.D20</svg:desc>
                </draw:g>
              </table:table-cell>
              <table:table-cell office:value-type="float" office:value="18.0392156862745">
                <text:p>18.0392156862745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4901960784314">
                <text:p>85.4901960784314</text:p>
              </table:table-cell>
              <table:table-cell office:value-type="float" office:value="14.5098039215686">
                <text:p>14.5098039215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7450980392157">
                <text:p>42.7450980392157</text:p>
              </table:table-cell>
              <table:table-cell office:value-type="float" office:value="57.2549019607843">
                <text:p>57.2549019607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0196078431373">
                <text:p>49.0196078431373</text:p>
              </table:table-cell>
              <table:table-cell office:value-type="float" office:value="50.9803921568628">
                <text:p>50.9803921568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8039215686275">
                <text:p>49.8039215686275</text:p>
              </table:table-cell>
              <table:table-cell office:value-type="float" office:value="50.1960784313726">
                <text:p>50.196078431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4705882352941">
                <text:p>56.4705882352941</text:p>
              </table:table-cell>
              <table:table-cell office:value-type="float" office:value="43.5294117647059">
                <text:p>43.5294117647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882352941176">
                <text:p>10.5882352941176</text:p>
              </table:table-cell>
              <table:table-cell office:value-type="float" office:value="89.4117647058824">
                <text:p>89.4117647058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4313725490196">
                <text:p>38.4313725490196</text:p>
              </table:table-cell>
              <table:table-cell office:value-type="float" office:value="61.5686274509804">
                <text:p>61.5686274509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46.6666666666667">
                <text:p>46.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1372549019608">
                <text:p>4.31372549019608</text:p>
              </table:table-cell>
              <table:table-cell office:value-type="float" office:value="95.6862745098039">
                <text:p>95.6862745098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.4117647058824">
                <text:p>69.4117647058824</text:p>
              </table:table-cell>
              <table:table-cell office:value-type="float" office:value="30.5882352941177">
                <text:p>30.5882352941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6862745098039">
                <text:p>55.6862745098039</text:p>
              </table:table-cell>
              <table:table-cell office:value-type="float" office:value="44.3137254901961">
                <text:p>44.3137254901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0588235294118">
                <text:p>87.0588235294118</text:p>
              </table:table-cell>
              <table:table-cell office:value-type="float" office:value="12.9411764705882">
                <text:p>12.9411764705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5294117647059">
                <text:p>23.5294117647059</text:p>
              </table:table-cell>
              <table:table-cell office:value-type="float" office:value="76.4705882352941">
                <text:p>76.4705882352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764705882353">
                <text:p>51.764705882353</text:p>
              </table:table-cell>
              <table:table-cell office:value-type="float" office:value="48.2352941176471">
                <text:p>48.2352941176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4117647058824">
                <text:p>89.4117647058824</text:p>
              </table:table-cell>
              <table:table-cell office:value-type="float" office:value="10.5882352941176">
                <text:p>10.5882352941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7058823529412">
                <text:p>44.7058823529412</text:p>
              </table:table-cell>
              <table:table-cell office:value-type="float" office:value="55.2941176470588">
                <text:p>55.29411764705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5490196078431">
                <text:p>52.5490196078431</text:p>
              </table:table-cell>
              <table:table-cell office:value-type="float" office:value="47.4509803921569">
                <text:p>47.4509803921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0.3$MacOSX_X86_64 LibreOffice_project/69edd8b8ebc41d00b4de3915dc82f8f0fc3b626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